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3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2]-[.F12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3]-[.F13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3])" office:value-type="float" office:value="520" calcext:value-type="float">
            <text:p>52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5.180553331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5.1834923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1T14:08:15.540197010</dc:date>
    <meta:print-date>2016-08-26T13:19:57</meta:print-date>
    <dc:language>pt-PT</dc:language>
    <meta:editing-cycles>587</meta:editing-cycles>
    <meta:editing-duration>PT15H21M8S</meta:editing-duration>
    <meta:printed-by>Carlos Augusto Marcicano</meta:printed-by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